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under>
              <mi>lim</mi>
              <mrow>
                <mi>h</mi>
                <mo stretchy="false">→</mo>
                <mn>0</mn>
              </mrow>
            </munder>
            <mfrac>
              <mrow>
                <msup>
                  <mi>x</mi>
                  <mi>h</mi>
                </msup>
                <mo stretchy="false">−</mo>
                <mn>1</mn>
              </mrow>
              <mi>h</mi>
            </mfrac>
          </mrow>
        </mtd>
      </mtr>
      <mtr>
        <mtd>
          <mrow/>
        </mtd>
      </mtr>
      <mtr>
        <mtd>
          <mrow>
            <mi mathvariant="italic">Por</mi>
            <mi mathvariant="italic">la</mi>
            <mi mathvariant="italic">regla</mi>
            <mi mathvariant="italic">de</mi>
            <mi>L</mi>
            <mi>'</mi>
            <mi mathvariant="italic">Hopital</mi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sup>
                    <mi>x</mi>
                    <mi>h</mi>
                  </msup>
                </mrow>
                <mo stretchy="false">∗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lim from { h rightarrow 0 } {{x^h-1} over h}
newline
newline
Por la regla de L'Hopital
newline
newline
`=lim from { h rightarrow 0 } x^h*ln( x )
newline
newline
`=ln( x )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1:17:05.026071651</meta:creation-date>
    <meta:generator>LibreOffice/6.4.3.2$Linux_X86_64 LibreOffice_project/40$Build-2</meta:generator>
  </office:meta>
</office:document-meta>
</file>